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bullet text:level="1" text:style-name="WW_CharLFO2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4" style:parent-style-name="Rubrik" style:family="paragraph">
      <style:paragraph-properties fo:text-align="center"/>
    </style:style>
    <style:style style:name="T5" style:parent-style-name="Standardstycketeckensnitt" style:family="text">
      <style:text-properties fo:language="en" fo:country="US"/>
    </style:style>
    <style:style style:name="P6" style:parent-style-name="Rubrik" style:family="paragraph">
      <style:paragraph-properties fo:text-align="center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Rubrik" style:family="paragraph">
      <style:paragraph-properties fo:text-align="center"/>
      <style:text-properties style:font-name="Arial" style:font-name-complex="Arial" fo:font-size="15pt" style:font-size-asian="15pt" style:font-size-complex="15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break-before="page"/>
      <style:text-properties style:font-name="Calibri Light" style:font-name-asian="Times New Roman" fo:letter-spacing="-0.0069in" style:letter-kerning="true" fo:font-size="28pt" style:font-size-asian="28pt" style:font-size-complex="28pt"/>
    </style:style>
  </office:automatic-styles>
  <office:body>
    <office:text text:use-soft-page-breaks="true">
      <text:p text:style-name="P1"/>
      <text:p text:style-name="P4"><text:line-break/><text:span text:style-name="T5">Merge</text:span></text:p>
      <text:p text:style-name="Normal"/>
      <text:p text:style-name="Normal"/>
      <text:p text:style-name="P6"/>
      <text:p text:style-name="P7"/>
      <text:p text:style-name="P8"/>
      <text:p text:style-name="P9">Emil Jons, TDTEA, 2022.</text:p>
      <text:p text:style-name="P10">2022-11-16</text:p>
      <text:p text:style-name="P1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Underrubrik" style:display-name="Underrubrik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UnderrubrikChar" style:display-name="Underrubrik Char" style:family="text" style:parent-style-name="Standardstycketeckensnitt">
      <style:text-properties style:font-name-asian="Times New Roman" fo:color="#5A5A5A" fo:letter-spacing="0.0104in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nvändHyperlänk" style:display-name="AnvändHyperlänk" style:family="text" style:parent-style-name="Standardstycketeckensnit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tteraturförteckning" style:display-name="Litteraturförteckning" style:family="paragraph" style:parent-style-name="Normal" style:next-style-name="Normal"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 style:language-asian="sv" style:country-asian="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bullet text:level="1" text:style-name="WW_CharLFO2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idhuvud" style:family="paragraph">
      <style:paragraph-properties fo:text-align="end"/>
    </style:style>
    <style:style style:name="T3" style:parent-style-name="Standardstycketeckensnit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Sidhuvud">Emil Jons<text:s/><text:tab/>– Laboration –<text:s/><text:span text:style-name="T3">Merge</text:span><text:s/>–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 Jons</meta:initial-creator>
    <dc:creator>Jons, Emil</dc:creator>
    <meta:creation-date>2022-11-16T16:43:00Z</meta:creation-date>
    <dc:date>2022-11-16T16:59:00Z</dc:date>
    <meta:template xlink:href="Normal.dotm" xlink:type="simple"/>
    <meta:editing-cycles>4</meta:editing-cycles>
    <meta:editing-duration>PT480S</meta:editing-duration>
    <meta:document-statistic meta:page-count="2" meta:paragraph-count="1" meta:word-count="7" meta:character-count="49" meta:row-count="1" meta:non-whitespace-character-count="43"/>
  </office:meta>
</office:document-meta>
</file>